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883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fill-color="#ffffff" draw:auto-grow-height="true" fo:min-height="13.859cm"/>
    </style:style>
    <style:style style:name="pr2" style:family="presentation" style:parent-style-name="oranssi-notes">
      <style:graphic-properties draw:fill-color="#ffffff" draw:auto-grow-height="true" fo:min-height="12.572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title">
      <style:graphic-properties fo:min-height="3.506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draw:frame presentation:style-name="pr1" draw:text-style-name="P1" draw:layer="layout" svg:width="25.199cm" svg:height="13.859cm" svg:x="1.269cm" svg:y="2.279cm" presentation:class="subtitle" presentation:user-transformed="true">
          <draw:text-box>
            <text:p><text:line-break/>Software Development on Linux Systems<text:line-break/><text:line-break/>4002-XXX-XX<text:line-break/><text:line-break/>By<text:line-break/><text:line-break/>Cody Van De Mark</text:p>
          </draw:text-box>
        </draw:frame>
        <draw:frame draw:style-name="gr1" draw:text-style-name="P2" draw:layer="layout" svg:width="26.035cm" svg:height="2.133cm" svg:x="1.071cm" svg:y="18.188cm">
          <draw:text-box>
            <text:p><text:span text:style-name="T1">This work is licensed under the Creative Commons Attribution-ShareAlike 3.0 Unported License. To view a copy of this license, visit </text:span><text:span text:style-name="T1"><text:a xlink:href="http://creativecommons.org/licenses/by-sa/3.0/">http://creativecommons.org/licenses/by-sa/3.0/</text:a></text:span><text:span text:style-name="T1"> or send a letter to Creative Commons, 444 Castro Street, Suite 900, Mountain View, California, 94041, USA.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oda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mmand Line</text:p>
                <text:p/>
              </text:list-item>
              <text:list-item>
                <text:p>Scripting</text:p>
                <text:p/>
              </text:list-item>
              <text:list-item>
                <text:p>Configuration File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ommand Line</text:p>
          </draw:text-box>
        </draw:frame>
        <draw:frame presentation:style-name="pr6" draw:layer="layout" svg:width="25.199cm" svg:height="14.265cm" svg:x="1.4cm" svg:y="4.914cm" presentation:class="outline" presentation:user-transformed="true">
          <draw:text-box>
            <text:list text:style-name="L2">
              <text:list-item>
                <text:p>For many tasks, the command line is the fastest and most efficient way to completion</text:p>
                <text:p/>
              </text:list-item>
              <text:list-item>
                <text:p>The command line allows you to string commands together quickly and script tasks for automatic completion</text:p>
                <text:p/>
              </text:list-item>
              <text:list-item>
                <text:p>The Linux command line is incredibly powerful and offers support for most applications and commands</text:p>
                <text:p/>
              </text:list-item>
              <text:list-item>
                <text:p>This makes it unbelievably powerful and versatile for programming and scripting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ommand Lin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Linux command line (terminal) offers the Bash environment which supports thousands of powerful commands</text:p>
                <text:p/>
              </text:list-item>
              <text:list-item>
                <text:p>Terminal also offers a stack trace system for any language and invocation of almost all applications with any supported flags </text:p>
                <text:p/>
              </text:list-item>
              <text:list-item>
                <text:p>Through the use of Linux's cron system, you can have terminal automate tasks at set times;<text:line-break/><text:line-break/>With the use of xdotool, you can even automate mouse and keyboard input 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Bash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sh is the default terminal environment on Ubuntu and Fedora ;<text:line-break/><text:span text:style-name="T2"><text:line-break/></text:span><text:span text:style-name="T2">There are others installed you that may switch to on the fly</text:span></text:p>
                <text:p><text:span text:style-name="T2"/></text:p>
              </text:list-item>
              <text:list-item>
                <text:p>Bash is the Unix-like system you have probably seen before with commands like:</text:p>
                <text:list>
                  <text:list-item>
                    <text:p><text:span text:style-name="T3">ls</text:span></text:p>
                  </text:list-item>
                  <text:list-item>
                    <text:p><text:span text:style-name="T3">chmod</text:span></text:p>
                  </text:list-item>
                  <text:list-item>
                    <text:p><text:span text:style-name="T3">echo</text:span></text:p>
                  </text:list-item>
                  <text:list-item>
                    <text:p><text:span text:style-name="T3">ping</text:span></text:p>
                  </text:list-item>
                  <text:list-item>
                    <text:p><text:span text:style-name="T3">c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Bash</text:p>
          </draw:text-box>
        </draw:frame>
        <draw:frame presentation:style-name="pr6" draw:layer="layout" svg:width="25.199cm" svg:height="14.384cm" svg:x="1.4cm" svg:y="4.914cm" presentation:class="outline" presentation:user-transformed="true">
          <draw:text-box>
            <text:list text:style-name="L2">
              <text:list-item>
                <text:p>Bash also has support for a plethora of administrative commands <text:line-break/><text:line-break/><text:span text:style-name="T2">Examples:</text:span></text:p>
                <text:list>
                  <text:list-item>
                    <text:p><text:span text:style-name="T3">adduser </text:span><text:span text:style-name="T3"><text:tab/></text:span><text:span text:style-name="T3">-</text:span><text:span text:style-name="T3"><text:tab/></text:span><text:span text:style-name="T3">adds a user to the system</text:span></text:p>
                  </text:list-item>
                  <text:list-item>
                    <text:p><text:span text:style-name="T3">chgrp</text:span><text:span text:style-name="T3"><text:tab/></text:span><text:span text:style-name="T3"><text:tab/></text:span><text:span text:style-name="T3">-</text:span><text:span text:style-name="T3"><text:tab/></text:span><text:span text:style-name="T3">changes the group a file is associated with</text:span></text:p>
                  </text:list-item>
                  <text:list-item>
                    <text:p><text:span text:style-name="T3">chown</text:span><text:span text:style-name="T3"><text:tab/></text:span><text:span text:style-name="T3"><text:tab/></text:span><text:span text:style-name="T3">-</text:span><text:span text:style-name="T3"><text:tab/></text:span><text:span text:style-name="T3">changes the owner of a file</text:span></text:p>
                  </text:list-item>
                  <text:list-item>
                    <text:p><text:span text:style-name="T3">fakeroot</text:span><text:span text:style-name="T3"><text:tab/></text:span><text:span text:style-name="T3">-</text:span><text:span text:style-name="T3"><text:tab/></text:span><text:span text:style-name="T3">run commands as a fake root user with no permissions</text:span></text:p>
                  </text:list-item>
                  <text:list-item>
                    <text:p><text:span text:style-name="T3">ln</text:span><text:span text:style-name="T3"><text:tab/></text:span><text:span text:style-name="T3"><text:tab/></text:span><text:span text:style-name="T3">-</text:span><text:span text:style-name="T3"><text:tab/></text:span><text:span text:style-name="T3">creates links to files, either shortcuts or duplicates</text:span></text:p>
                  </text:list-item>
                  <text:list-item>
                    <text:p><text:span text:style-name="T3">passwd</text:span><text:span text:style-name="T3"><text:tab/></text:span><text:span text:style-name="T3">-</text:span><text:span text:style-name="T3"><text:tab/></text:span><text:span text:style-name="T3">allows you to change the password of a specified user</text:span></text:p>
                  </text:list-item>
                  <text:list-item>
                    <text:p><text:span text:style-name="T3">tar</text:span><text:span text:style-name="T3"><text:tab/></text:span><text:span text:style-name="T3"><text:tab/></text:span><text:span text:style-name="T3">-</text:span><text:span text:style-name="T3"><text:tab/></text:span><text:span text:style-name="T3">allows you to compress and uncompress files</text:span></text:p>
                  </text:list-item>
                  <text:list-item>
                    <text:p><text:span text:style-name="T3">uname</text:span><text:span text:style-name="T3"><text:tab/></text:span><text:span text:style-name="T3"><text:tab/></text:span><text:span text:style-name="T3">-</text:span><text:span text:style-name="T3"><text:tab/></text:span><text:span text:style-name="T3">gives operating system details such as kernel version, etc</text:span></text:p>
                  </text:list-item>
                  <text:list-item>
                    <text:p><text:span text:style-name="T3">whoami</text:span><text:span text:style-name="T3"><text:tab/></text:span><text:span text:style-name="T3">-</text:span><text:span text:style-name="T3"><text:tab/></text:span><text:span text:style-name="T3">lets you know who the current process is running 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Bash</text:p>
          </draw:text-box>
        </draw:frame>
        <draw:frame presentation:style-name="pr6" draw:layer="layout" svg:width="25.199cm" svg:height="14.475cm" svg:x="1.4cm" svg:y="4.914cm" presentation:class="outline" presentation:user-transformed="true">
          <draw:text-box>
            <text:list text:style-name="L2">
              <text:list-item>
                <text:p>Bash also supports variables and logical statements, such as if statements and loops</text:p>
                <text:p/>
              </text:list-item>
              <text:list-item>
                <text:p>Variables are referenced with a dollar sign and created with an equals sign with no spaces<text:line-break/><text:span text:style-name="T3"><text:tab/></text:span><text:span text:style-name="T3">myVariable=hello;</text:span><text:span text:style-name="T3"><text:line-break/></text:span><text:span text:style-name="T3"><text:tab/></text:span><text:span text:style-name="T3">echo $myVariable;</text:span><text:line-break/></text:p>
              </text:list-item>
              <text:list-item>
                <text:p>Variables only run within a single terminal session when set, as if they were local variables, but they can be exported as global variables with export<text:line-break/><text:line-break/><text:tab/><text:span text:style-name="T3">Example: </text:span><text:span text:style-name="T3"><text:tab/></text:span><text:span text:style-name="T3">export myVariable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Bash</text:p>
          </draw:text-box>
        </draw:frame>
        <draw:frame presentation:style-name="pr6" draw:layer="layout" svg:width="25.199cm" svg:height="14.869cm" svg:x="1.4cm" svg:y="4.914cm" presentation:class="outline" presentation:user-transformed="true">
          <draw:text-box>
            <text:list text:style-name="L2">
              <text:list-item>
                <text:p>Bash if statements support a number of standard operators</text:p>
                <text:list>
                  <text:list-item>
                    <text:p><text:span text:style-name="T3">-eq</text:span><text:span text:style-name="T3"><text:tab/></text:span><text:span text:style-name="T3">-</text:span><text:span text:style-name="T3"><text:tab/></text:span><text:span text:style-name="T3">equal to </text:span><text:span text:style-name="T3"><text:tab/></text:span><text:span text:style-name="T3"><text:tab/></text:span><text:span text:style-name="T3"><text:tab/></text:span><text:span text:style-name="T3"><text:tab/></text:span><text:span text:style-name="T4"><text:tab/></text:span><text:span text:style-name="T4">#used with numbers</text:span></text:p>
                  </text:list-item>
                  <text:list-item>
                    <text:p><text:span text:style-name="T3">-ne</text:span><text:span text:style-name="T3"><text:tab/></text:span><text:span text:style-name="T3">-</text:span><text:span text:style-name="T3"><text:tab/></text:span><text:span text:style-name="T3">not equal to</text:span><text:span text:style-name="T3"><text:tab/></text:span><text:span text:style-name="T3"><text:tab/></text:span><text:span text:style-name="T3"><text:tab/></text:span><text:span text:style-name="T3"><text:tab/></text:span><text:span text:style-name="T4">#used with numbers</text:span></text:p>
                  </text:list-item>
                  <text:list-item>
                    <text:p><text:span text:style-name="T3">-lt</text:span><text:span text:style-name="T3"><text:tab/></text:span><text:span text:style-name="T3">-</text:span><text:span text:style-name="T3"><text:tab/></text:span><text:span text:style-name="T3">less than</text:span><text:span text:style-name="T3"><text:tab/></text:span><text:span text:style-name="T3"><text:tab/></text:span><text:span text:style-name="T3"><text:tab/></text:span><text:span text:style-name="T3"><text:tab/></text:span><text:span text:style-name="T4"><text:tab/></text:span><text:span text:style-name="T4">#used with numbers</text:span></text:p>
                  </text:list-item>
                  <text:list-item>
                    <text:p><text:span text:style-name="T3">-le</text:span><text:span text:style-name="T3"><text:tab/></text:span><text:span text:style-name="T3">-</text:span><text:span text:style-name="T3"><text:tab/></text:span><text:span text:style-name="T3">less than or equal to </text:span><text:span text:style-name="T3"><text:tab/></text:span><text:span text:style-name="T3"><text:tab/></text:span><text:span text:style-name="T4">#used with numbers</text:span></text:p>
                  </text:list-item>
                  <text:list-item>
                    <text:p><text:span text:style-name="T3">-gt</text:span><text:span text:style-name="T3"><text:tab/></text:span><text:span text:style-name="T3">-</text:span><text:span text:style-name="T3"><text:tab/></text:span><text:span text:style-name="T3">greater than </text:span><text:span text:style-name="T3"><text:tab/></text:span><text:span text:style-name="T3"><text:tab/></text:span><text:span text:style-name="T3"><text:tab/></text:span><text:span text:style-name="T3"><text:tab/></text:span><text:span text:style-name="T4">#used with numbers</text:span></text:p>
                  </text:list-item>
                  <text:list-item>
                    <text:p><text:span text:style-name="T3">-ge</text:span><text:span text:style-name="T3"><text:tab/></text:span><text:span text:style-name="T3">-</text:span><text:span text:style-name="T3"><text:tab/></text:span><text:span text:style-name="T3">greater than or equal to</text:span><text:span text:style-name="T3"><text:tab/></text:span><text:span text:style-name="T4">#used with numbers</text:span></text:p>
                  </text:list-item>
                  <text:list-item>
                    <text:p><text:span text:style-name="T3">=</text:span><text:span text:style-name="T3"><text:tab/></text:span><text:span text:style-name="T3">-</text:span><text:span text:style-name="T3"><text:tab/></text:span><text:span text:style-name="T3">equal to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#used with strings</text:span></text:p>
                  </text:list-item>
                  <text:list-item>
                    <text:p><text:span text:style-name="T3">!=</text:span><text:span text:style-name="T3"><text:tab/></text:span><text:span text:style-name="T3">-</text:span><text:span text:style-name="T3"><text:tab/></text:span><text:span text:style-name="T3">not equal to</text:span><text:span text:style-name="T3"><text:tab/></text:span><text:span text:style-name="T3"><text:tab/></text:span><text:span text:style-name="T3"><text:tab/></text:span><text:span text:style-name="T3"><text:tab/></text:span><text:span text:style-name="T4">#used with strings</text:span></text:p>
                  </text:list-item>
                  <text:list-item>
                    <text:p><text:span text:style-name="T3">-z</text:span><text:span text:style-name="T3"><text:tab/></text:span><text:span text:style-name="T3">-</text:span><text:span text:style-name="T3"><text:tab/></text:span><text:span text:style-name="T3">empty string</text:span><text:span text:style-name="T3"><text:tab/></text:span><text:span text:style-name="T3"><text:tab/></text:span><text:span text:style-name="T3"><text:tab/></text:span><text:span text:style-name="T3"><text:tab/></text:span><text:span text:style-name="T4">#used with strings</text:span></text:p>
                  </text:list-item>
                  <text:list-item>
                    <text:p><text:span text:style-name="T3">-n</text:span><text:span text:style-name="T3"><text:tab/></text:span><text:span text:style-name="T3">-</text:span><text:span text:style-name="T3"><text:tab/></text:span><text:span text:style-name="T3">not empty string</text:span><text:span text:style-name="T3"><text:tab/></text:span><text:span text:style-name="T3"><text:tab/></text:span><text:span text:style-name="T3"><text:tab/></text:span><text:span text:style-name="T4">#used with strings</text:span><text:line-break/>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Bash</text:p>
          </draw:text-box>
        </draw:frame>
        <draw:frame presentation:style-name="pr6" draw:layer="layout" svg:width="25.199cm" svg:height="15.56cm" svg:x="1.4cm" svg:y="4.914cm" presentation:class="outline" presentation:user-transformed="true">
          <draw:text-box>
            <text:list text:style-name="L2">
              <text:list-item>
                <text:p>If statements are done with if, then, elif, else and fi<text:line-break/><text:span text:style-name="T3"><text:line-break/></text:span><text:span text:style-name="T3"><text:tab/></text:span><text:span text:style-name="T3">example:</text:span><text:span text:style-name="T3"><text:line-break/></text:span><text:span text:style-name="T3"><text:line-break/></text:span><text:span text:style-name="T3"><text:tab/></text:span><text:span text:style-name="T3"><text:tab/></text:span><text:span text:style-name="T3">myNum1=10;</text:span><text:span text:style-name="T3"><text:line-break/></text:span><text:span text:style-name="T3"><text:line-break/></text:span><text:span text:style-name="T3"><text:tab/></text:span><text:span text:style-name="T3"><text:tab/></text:span><text:span text:style-name="T3">if [ $myNum1 -eq 10 ]</text:span><text:span text:style-name="T3"><text:line-break/></text:span><text:span text:style-name="T3"><text:tab/></text:span><text:span text:style-name="T3"><text:tab/></text:span><text:span text:style-name="T3">then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echo $myNum1;</text:span><text:span text:style-name="T3"><text:line-break/></text:span><text:span text:style-name="T3"><text:line-break/></text:span><text:span text:style-name="T3"><text:tab/></text:span><text:span text:style-name="T3"><text:tab/></text:span><text:span text:style-name="T3">elif [ $myNum1 -gt 10 ]</text:span><text:span text:style-name="T3"><text:line-break/></text:span><text:span text:style-name="T3"><text:tab/></text:span><text:span text:style-name="T3"><text:tab/></text:span><text:span text:style-name="T3">then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echo “Greater than 10”;</text:span><text:span text:style-name="T3"><text:line-break/></text:span><text:span text:style-name="T3"><text:line-break/></text:span><text:span text:style-name="T3"><text:tab/></text:span><text:span text:style-name="T3"><text:tab/></text:span><text:span text:style-name="T3">else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echo “Number was less than 10”;</text:span><text:span text:style-name="T3"><text:line-break/></text:span><text:span text:style-name="T3"><text:tab/></text:span><text:span text:style-name="T3"><text:tab/></text:span><text:span text:style-name="T3">fi</text:span><text:span text:style-name="T3"><text:line-break/></text:span><text:span text:style-name="T3"><text:tab/></text:span><text:span text:style-name="T3"><text:tab/>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Bash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While loops are done with while, do and done <text:line-break/><text:span text:style-name="T3"><text:line-break/></text:span><text:span text:style-name="T3"><text:tab/></text:span><text:span text:style-name="T3">Example:</text:span><text:span text:style-name="T3"><text:line-break/></text:span><text:span text:style-name="T3"><text:line-break/></text:span><text:span text:style-name="T3"><text:tab/></text:span><text:span text:style-name="T3"><text:tab/></text:span><text:span text:style-name="T3">counter=0;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while [ $counter -lt 100 ];</text:span><text:span text:style-name="T3"><text:line-break/></text:span><text:span text:style-name="T3"><text:tab/></text:span><text:span text:style-name="T3"><text:tab/></text:span><text:span text:style-name="T3">do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echo $counter;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let counter=counter+1;</text:span><text:span text:style-name="T3"><text:line-break/></text:span><text:span text:style-name="T3"><text:tab/></text:span><text:span text:style-name="T3"><text:tab/></text:span><text:span text:style-name="T3">done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Bash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Until loops are very similar to while loops, but stop when the operator has been reached<text:line-break/><text:line-break/><text:span text:style-name="T3"><text:tab/></text:span><text:span text:style-name="T3">Example: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counter=0;</text:span><text:span text:style-name="T3"><text:line-break/></text:span><text:span text:style-name="T3"><text:line-break/></text:span><text:span text:style-name="T3"><text:tab/></text:span><text:span text:style-name="T3"><text:tab/></text:span><text:span text:style-name="T3">until [ $counter -eq 10 ];</text:span><text:span text:style-name="T3"><text:line-break/></text:span><text:span text:style-name="T3"><text:tab/></text:span><text:span text:style-name="T3"><text:tab/></text:span><text:span text:style-name="T3">do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echo $counter;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let counter=counter+1;</text:span><text:span text:style-name="T3"><text:line-break/></text:span><text:span text:style-name="T3"><text:tab/></text:span><text:span text:style-name="T3"><text:tab/></text:span><text:span text:style-name="T3">done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Bash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rrays are spaced delimited in Bash, but can be used like arrays in most languages;<text:line-break/><text:line-break/>Arrays can also be declared add as associative in Bash<text:line-break/><text:line-break/><text:span text:style-name="T3">Example:</text:span><text:span text:style-name="T3"><text:line-break/></text:span><text:span text:style-name="T3"><text:line-break/></text:span><text:span text:style-name="T3"><text:tab/></text:span><text:span text:style-name="T3">array1=(“one” “two” “three” “four”);</text:span><text:span text:style-name="T3"><text:line-break/></text:span><text:span text:style-name="T3"><text:line-break/></text:span><text:span text:style-name="T3"><text:tab/></text:span><text:span text:style-name="T3">declare <text:s/>-A <text:s/>array2;</text:span><text:span text:style-name="T3"><text:line-break/></text:span><text:span text:style-name="T3"><text:tab/></text:span><text:span text:style-name="T3">array2[“person1”]=“Nick”;</text:span><text:span text:style-name="T3"><text:line-break/></text:span><text:span text:style-name="T3"><text:tab/></text:span><text:span text:style-name="T3">array2[“person2”]=“Samantha”;</text:span><text:span text:style-name="T3"><text:line-break/></text:span><text:span text:style-name="T3"><text:tab/></text:span><text:span text:style-name="T3">array3[“person3”]=“Robert”;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Bash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For loops in Bash are similar to loops in most languages, but can use expanding characters {} to get all values out of an array<text:line-break/><text:line-break/><text:span text:style-name="T3">Example:</text:span><text:line-break/><text:line-break/><text:span text:style-name="T3"><text:tab/></text:span><text:span text:style-name="T3">array1=(“one” “two” “three” “four”);</text:span><text:span text:style-name="T3"><text:line-break/></text:span><text:span text:style-name="T3"><text:line-break/></text:span><text:span text:style-name="T3"><text:tab/></text:span><text:span text:style-name="T3">for <text:s/>i <text:s/>in “${array1[@]}”</text:span><text:span text:style-name="T3"><text:line-break/></text:span><text:span text:style-name="T3"><text:tab/></text:span><text:span text:style-name="T3">do</text:span><text:span text:style-name="T3"><text:line-break/></text:span><text:span text:style-name="T3"><text:tab/></text:span><text:span text:style-name="T3"><text:tab/></text:span><text:span text:style-name="T3">echo $i;</text:span><text:span text:style-name="T3"><text:line-break/></text:span><text:span text:style-name="T3"><text:tab/></text:span><text:span text:style-name="T3">done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onfiguration Fil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Everything in Linux is a file. Period</text:p>
                <text:p/>
              </text:list-item>
              <text:list-item>
                <text:p>These files might be binaries, executables, scripts, configuration files or even hardware (IE: the cd drive and ram are both files)</text:p>
                <text:p/>
              </text:list-item>
              <text:list-item>
                <text:p>Configuration files are files designed to control other files by defining run parameters, variables and constants</text:p>
                <text:p/>
              </text:list-item>
              <text:list-item>
                <text:p>Configuration files can take on almost any form and are defined by the developers of the project that uses it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onfiguration Fil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Most configuration files will have the .ini or .conf extension, but many do not have an extension at all</text:p>
                <text:p/>
              </text:list-item>
              <text:list-item>
                <text:p>The extension of the file and the location of the file are defined by the developers of the project that use it</text:p>
                <text:p/>
              </text:list-item>
              <text:list-item>
                <text:p>Because of this configuration files are application specific and are placed in many areas around the system;<text:line-break/><text:line-break/>Commons places are in the user's home directory if they are user specific or in the application's folder if settings are system specific 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onfiguration Fil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Here are some examples of configuration files<text:line-break/><text:span text:style-name="T3"><text:line-break/></text:span><text:span text:style-name="T3"><text:tab/></text:span><text:span text:style-name="T3">redshift.conf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references.conf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line-break/></text:span><text:span text:style-name="T3"><text:tab/></text:span><text:span text:style-name="T3"><text:line-break/></text:span><text:span text:style-name="T3"><text:tab/></text:span><text:span text:style-name="T3">[redshift]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&lt;group</text:span><text:span text:style-name="T3"><text:line-break/></text:span><text:span text:style-name="T3"><text:tab/></text:span><text:span text:style-name="T3">location=provider=manua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d=“ui”</text:span><text:span text:style-name="T3"><text:line-break/></text:span><text:span text:style-name="T3"><text:tab/></text:span><text:span text:style-name="T3">temp-day=5500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language=“english” <text:s/>&gt;</text:span><text:span text:style-name="T3"><text:line-break/></text:span><text:span text:style-name="T3"><text:tab/></text:span><text:span text:style-name="T3">temp-night=5500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&lt;/group&gt;</text:span><text:span text:style-name="T3"><text:line-break/></text:span><text:span text:style-name="T3"><text:tab/></text:span><text:span text:style-name="T3">adjustment-method=vidmode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&lt;group&gt;</text:span><text:span text:style-name="T3"><text:line-break/></text:span><text:span text:style-name="T3"><text:tab/></text:span><text:span text:style-name="T3">[manual]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d=“screen”</text:span><text:span text:style-name="T3"><text:line-break/></text:span><text:span text:style-name="T3"><text:tab/></text:span><text:span text:style-name="T3">lat=43.12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ize=“fullscreen”</text:span><text:span text:style-name="T3"><text:line-break/></text:span><text:span text:style-name="T3"><text:tab/></text:span><text:span text:style-name="T3">lon=77.76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borders=“on” <text:s/>&gt;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&lt;/group&gt;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onfiguration Fil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s you can see, configuration files can be vastly different</text:p>
                <text:p/>
              </text:list-item>
              <text:list-item>
                <text:p>Most applications have a configuration file specific to their needs and language</text:p>
                <text:p/>
              </text:list-item>
              <text:list-item>
                <text:p>Even the processor itself has configuration files that control the maximum number of threads, clock speed, core id, power management, etc</text:p>
                <text:p/>
              </text:list-item>
              <text:list-item>
                <text:p>You will need to make your own configuration file(s) for the project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-background" style:family="presentation">
      <style:graphic-properties draw:stroke="none" draw:fill="gradient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34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3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n </meta:initial-creator>
    <meta:creation-date>2012-02-16T00:33:51</meta:creation-date>
    <meta:editing-duration>P1DT16H27M40S</meta:editing-duration>
    <meta:editing-cycles>86</meta:editing-cycles>
    <dc:date>2012-02-29T00:19:46</dc:date>
    <dc:creator>Ren </dc:creator>
    <meta:generator>LibreOffice/3.3$Unix LibreOffice_project/330m19$Build-401</meta:generator>
    <meta:document-statistic meta:object-count="101"/>
  </office:meta>
</office:document-meta>
</file>